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antelli Antiqua" svg:font-family="'Chantelli Antiqua'" style:font-pitch="variable"/>
    <style:font-face style:name="DejaVu Serif" svg:font-family="'DejaVu Serif'"/>
    <style:font-face style:name="DejaVu Serif1" svg:font-family="'DejaVu Serif'" style:font-family-generic="roman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UpperEastSide" svg:font-family="UpperEastSide"/>
    <style:font-face style:name="UpperEastSide1" svg:font-family="UpperEastSide" style:font-pitch="variable"/>
  </office:font-face-decls>
  <office:automatic-styles>
    <style:style style:name="P1" style:family="paragraph" style:parent-style-name="Standard">
      <style:paragraph-properties fo:text-align="start" style:justify-single-word="false" fo:break-before="page"/>
      <style:text-properties style:font-name="Chantelli Antiqua" fo:font-size="18pt" fo:font-weight="normal" officeooo:rsid="0029e6a3" officeooo:paragraph-rsid="0030b21f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 fo:break-before="page"/>
      <style:text-properties style:font-name="Chantelli Antiqua" fo:font-size="18pt" fo:font-weight="normal" officeooo:rsid="00462b19" officeooo:paragraph-rsid="00462b19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hantelli Antiqua" fo:font-size="15pt" fo:font-weight="normal" officeooo:rsid="0029e6a3" officeooo:paragraph-rsid="003c90f2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hantelli Antiqua" fo:font-size="15pt" fo:font-weight="normal" officeooo:rsid="0029e6a3" officeooo:paragraph-rsid="0044f59c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hantelli Antiqua" fo:font-size="16pt" fo:font-weight="normal" officeooo:rsid="00132bcd" officeooo:paragraph-rsid="0018b2e5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text-indent="0cm" style:auto-text-indent="false"/>
      <style:text-properties style:font-name="Chantelli Antiqua" fo:font-size="14pt" fo:font-weight="normal" officeooo:rsid="00132bcd" officeooo:paragraph-rsid="00132bc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margin-top="0.101cm" fo:margin-bottom="0.199cm" style:contextual-spacing="false" fo:line-height="100%" fo:text-align="start" style:justify-single-word="false" fo:text-indent="0cm" style:auto-text-indent="false"/>
      <style:text-properties style:font-name="Chantelli Antiqua" fo:font-size="14pt" fo:font-weight="normal" officeooo:rsid="00132bcd" officeooo:paragraph-rsid="001f9c17" style:font-size-asian="14pt" style:font-weight-asian="normal" style:font-size-complex="14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1cm" fo:margin-right="0cm" fo:margin-top="0cm" fo:margin-bottom="0.101cm" style:contextual-spacing="false" fo:line-height="200%" fo:text-align="start" style:justify-single-word="false" fo:text-indent="0cm" style:auto-text-indent="false" style:page-number="auto" fo:background-color="transparent"/>
      <style:text-properties style:font-name="Chantelli Antiqua" fo:font-size="14pt" fo:font-weight="normal" officeooo:rsid="00196715" officeooo:paragraph-rsid="004db29c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808080" loext:opacity="100%" style:font-name="UpperEastSide1" fo:font-size="66pt" fo:letter-spacing="0.282cm" fo:font-weight="normal" officeooo:rsid="00251128" officeooo:paragraph-rsid="00251128" style:font-size-asian="66pt" style:font-weight-asian="normal" style:font-size-complex="66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1cm" fo:margin-right="0cm" fo:margin-top="0.101cm" fo:margin-bottom="0.101cm" style:contextual-spacing="false" fo:line-height="200%" fo:text-align="start" style:justify-single-word="false" fo:text-indent="0cm" style:auto-text-indent="false" style:page-number="auto" fo:background-color="transparent"/>
      <style:text-properties style:font-name="Chantelli Antiqua" fo:font-size="14pt" fo:font-weight="normal" officeooo:rsid="000efcdd" officeooo:paragraph-rsid="005167d6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margin-top="1cm" fo:margin-bottom="0.101cm" style:contextual-spacing="false" fo:line-height="100%" fo:text-align="start" style:justify-single-word="false" fo:text-indent="0cm" style:auto-text-indent="false"/>
      <style:text-properties style:font-name="Chantelli Antiqua" fo:font-size="14pt" fo:font-weight="normal" officeooo:rsid="00132bcd" officeooo:paragraph-rsid="0018b2e5" style:font-size-asian="14pt" style:font-weight-asian="normal" style:font-size-complex="14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1cm" fo:margin-right="0cm" fo:margin-top="0.199cm" fo:margin-bottom="0.101cm" style:contextual-spacing="false" fo:line-height="200%" fo:text-align="start" style:justify-single-word="false" fo:text-indent="0cm" style:auto-text-indent="false" style:page-number="auto" fo:background-color="transparent"/>
      <style:text-properties fo:font-size="14pt" officeooo:paragraph-rsid="004db29c" style:font-size-asian="14pt" style:font-size-complex="14pt"/>
    </style:style>
    <style:style style:name="P13" style:family="paragraph">
      <style:paragraph-properties fo:text-align="center"/>
      <style:text-properties fo:color="#808080" loext:opacity="100%" style:font-name="UpperEastSide1" fo:font-size="60pt" fo:letter-spacing="0.16cm" fo:font-weight="normal" style:font-size-asian="60pt" style:font-weight-asian="normal" style:font-size-complex="60pt" style:font-weight-complex="normal"/>
    </style:style>
    <style:style style:name="P14" style:family="paragraph">
      <loext:graphic-properties draw:fill="solid" draw:fill-color="#fffaf0"/>
      <style:paragraph-properties fo:text-align="center" style:writing-mode="lr-tb"/>
      <style:text-properties fo:color="#808080" loext:opacity="100%" style:font-name="UpperEastSide1" fo:font-size="60pt" fo:letter-spacing="0.16cm" fo:font-weight="normal" style:font-size-asian="60pt" style:font-weight-asian="normal" style:font-size-complex="60pt" style:font-weight-complex="normal"/>
    </style:style>
    <style:style style:name="P15" style:family="paragraph">
      <loext:graphic-properties draw:fill-color="#dcdcdc"/>
      <style:paragraph-properties fo:text-align="center"/>
    </style:style>
    <style:style style:name="T1" style:family="text">
      <style:text-properties officeooo:rsid="00196715"/>
    </style:style>
    <style:style style:name="T2" style:family="text">
      <style:text-properties style:font-name="Chantelli Antiqua" fo:font-weight="bold" officeooo:rsid="00251128" style:font-weight-asian="bold" style:font-weight-complex="bold"/>
    </style:style>
    <style:style style:name="T3" style:family="text">
      <style:text-properties style:font-name="Chantelli Antiqua" fo:font-weight="normal" officeooo:rsid="00251128" style:font-weight-asian="normal" style:font-weight-complex="normal"/>
    </style:style>
    <style:style style:name="T4" style:family="text">
      <style:text-properties style:font-name="Chantelli Antiqua" fo:font-weight="normal" officeooo:rsid="002f349f" style:font-weight-asian="normal" style:font-weight-complex="normal"/>
    </style:style>
    <style:style style:name="T5" style:family="text">
      <style:text-properties style:font-name="Chantelli Antiqua" fo:font-weight="normal" officeooo:rsid="00196715" style:font-weight-asian="normal" style:font-weight-complex="normal"/>
    </style:style>
    <style:style style:name="T6" style:family="text">
      <style:text-properties style:font-name="Chantelli Antiqua" fo:font-style="italic" fo:font-weight="normal" officeooo:rsid="00251128" style:font-style-asian="italic" style:font-weight-asian="normal" style:font-style-complex="italic" style:font-weight-complex="normal"/>
    </style:style>
    <style:style style:name="T7" style:family="text">
      <style:text-properties style:font-name="Chantelli Antiqua" fo:font-style="italic" fo:font-weight="normal" officeooo:rsid="002f349f" style:font-style-asian="italic" style:font-weight-asian="normal" style:font-style-complex="italic" style:font-weight-complex="normal"/>
    </style:style>
    <style:style style:name="T8" style:family="text">
      <style:text-properties officeooo:rsid="00251128"/>
    </style:style>
    <style:style style:name="T9" style:family="text">
      <style:text-properties officeooo:rsid="0019a8b7"/>
    </style:style>
    <style:style style:name="T10" style:family="text">
      <style:text-properties officeooo:rsid="002f349f"/>
    </style:style>
    <style:style style:name="T11" style:family="text">
      <style:text-properties officeooo:rsid="0030b21f"/>
    </style:style>
    <style:style style:name="T12" style:family="text">
      <style:text-properties officeooo:rsid="004db29c"/>
    </style:style>
    <style:style style:name="T13" style:family="text">
      <style:text-properties officeooo:rsid="005080fd"/>
    </style:style>
    <style:style style:name="T14" style:family="text">
      <style:text-properties fo:color="#808080" loext:opacity="100%" style:font-name="UpperEastSide1" fo:font-size="60pt" fo:letter-spacing="0.16cm" fo:font-weight="normal" style:font-size-asian="60pt" style:font-weight-asian="normal" style:font-size-complex="60pt" style:font-weight-complex="normal"/>
    </style: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dcdcdc" draw:fill="solid" draw:fill-color="#fffaf0" draw:textarea-horizontal-align="justify" draw:textarea-vertical-align="middle" draw:auto-grow-height="false" fo:min-height="4.912cm" fo:min-width="6.493cm" draw:shadow="visible" draw:shadow-offset-x="0.101cm" draw:shadow-offset-y="0.101cm" draw:shadow-color="#dcdcdc" style:writing-mode="lr-tb" loext:decorative="false" style:run-through="foreground"/>
      <style:paragraph-properties style:writing-mode="lr-tb"/>
    </style:style>
    <style:style style:name="gr3" style:family="graphic">
      <style:graphic-properties draw:stroke="dash" draw:stroke-dash="Dash" svg:stroke-width="0.081cm" svg:stroke-color="#dcdcdc" draw:marker-start-width="0.474cm" draw:marker-end-width="0.474cm" svg:stroke-linecap="butt" draw:fill-color="#dcdcdc" draw:textarea-horizontal-align="center" draw:textarea-vertical-align="middle" fo:padding-top="0.041cm" fo:padding-bottom="0.041cm" fo:padding-left="0.041cm" fo:padding-right="0.041cm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g text:anchor-type="paragraph" draw:z-index="0" draw:name="DrawObject1" draw:style-name="gr1"><draw:custom-shape draw:name="Shape 1" draw:style-name="gr2" draw:text-style-name="P14" svg:width="9.182cm" svg:height="6.945cm" svg:x="3.965cm" svg:y="0.437cm"><text:p text:style-name="P13"><text:span text:style-name="T14">Life</text:span></text:p><text:p text:style-name="P13"><text:span text:style-name="T14">Diary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name="Horizontal line 1" draw:style-name="gr3" draw:text-style-name="P15" svg:x1="5.761cm" svg:y1="4.057cm" svg:x2="11.264cm" svg:y2="4.057cm"><text:p/></draw:line></draw:g></text:p>
      <text:p text:style-name="P9"><text:span text:style-name="T9">L</text:span>ife<text:line-break/>Diary</text:p>
      <text:p text:style-name="P11"><text:span text:style-name="T1"><text:s/>Personal</text:span>: </text:p>
      <text:p text:style-name="P12"><text:span text:style-name="T2">Name:</text:span><text:span text:style-name="T3"><text:tab/>_____________________________________</text:span><text:span text:style-name="T4">___</text:span><text:span text:style-name="T3">_</text:span><text:span text:style-name="T5"><text:line-break/></text:span><text:span text:style-name="T3">Tel:<text:tab/><text:tab/>_____________________________________</text:span><text:span text:style-name="T4">___</text:span><text:span text:style-name="T3">_</text:span><text:span text:style-name="T5"><text:line-break/></text:span><text:span text:style-name="T3">Email:</text:span><text:span text:style-name="T6"><text:tab/>_____________________________________</text:span><text:span text:style-name="T7">___</text:span><text:span text:style-name="T6">_</text:span><text:span text:style-name="T5"><text:line-break/></text:span><text:span text:style-name="T3">Address:<text:tab/>_____________________________________</text:span><text:span text:style-name="T4">___</text:span><text:span text:style-name="T3">_</text:span></text:p>
      <text:p text:style-name="P6"><text:span text:style-name="T1"><text:s/></text:span><text:span text:style-name="T8">Next of Kin</text:span>: </text:p>
      <text:p text:style-name="P8"><text:span text:style-name="T8">Name:<text:tab/>_____________________________________</text:span><text:span text:style-name="T10">___</text:span><text:span text:style-name="T8">_</text:span><text:line-break/><text:span text:style-name="T8">Tel:<text:tab/><text:tab/>_____________________________________</text:span><text:span text:style-name="T10">___</text:span><text:span text:style-name="T8">_</text:span></text:p>
      <text:p text:style-name="P7"><text:span text:style-name="T1"><text:s/></text:span><text:span text:style-name="T8">Enterprise:</text:span></text:p>
      <text:p text:style-name="P10"><text:span text:style-name="T8">Occupation: </text:span><text:span text:style-name="T12">_____</text:span><text:span text:style-name="T8">________________________________</text:span><text:span text:style-name="T10">___</text:span><text:span text:style-name="T8">_</text:span><text:line-break/><text:span text:style-name="T8">Company:<text:tab/> <text:s text:c="2"/></text:span><text:span text:style-name="T12">_____</text:span><text:span text:style-name="T8">________________________________</text:span><text:span text:style-name="T10">___</text:span><text:span text:style-name="T8">_</text:span><text:line-break/><text:span text:style-name="T8">Tel:<text:tab/><text:tab/></text:span><text:span text:style-name="T12">_____</text:span><text:span text:style-name="T8">_________________________________</text:span><text:span text:style-name="T10">___</text:span><text:span text:style-name="T8">_</text:span><text:line-break/><text:span text:style-name="T8">Email:<text:tab/></text:span><text:span text:style-name="T12">_____</text:span><text:span text:style-name="T8">_________________________________</text:span><text:span text:style-name="T10">___</text:span><text:span text:style-name="T8">_</text:span></text:p>
      <text:p text:style-name="P1"><text:span text:style-name="T11">Journeys &amp; Challenges</text:span>:</text:p>
      <text:p text:style-name="P3"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</text:p>
      <text:p text:style-name="P2">Belief System Upgrades:</text:p>
      <text:p text:style-name="P4"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text:s text:c="2"/>. <text:s text:c="2"/>. <text:s text:c="3"/>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antelli Antiqua" svg:font-family="'Chantelli Antiqua'" style:font-pitch="variable"/>
    <style:font-face style:name="DejaVu Serif" svg:font-family="'DejaVu Serif'"/>
    <style:font-face style:name="DejaVu Serif1" svg:font-family="'DejaVu Serif'" style:font-family-generic="roman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UpperEastSide" svg:font-family="UpperEastSide"/>
    <style:font-face style:name="UpperEastSide1" svg:font-family="UpperEastSide" style:font-pitch="variable"/>
  </office:font-face-decls>
  <office:styles>
    <draw:stroke-dash draw:name="Dash" draw:style="rect" draw:dots1="1" draw:dots1-length="170%" draw:distance="5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DejaVu Serif1" fo:font-size="12pt" fo:language="en" fo:country="ZA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1" fo:font-size="12pt" fo:language="en" fo:country="ZA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.1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DejaVu Serif1" fo:font-family="'DejaVu Serif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erif1" fo:font-family="'DejaVu Serif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1" fo:font-family="'DejaVu Serif'" style:font-family-generic="roman"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13T16:09:35.353130621</meta:creation-date>
    <dc:date>2023-10-01T11:02:35.272588722</dc:date>
    <meta:editing-duration>PT4H37M17S</meta:editing-duration>
    <meta:editing-cycles>48</meta:editing-cycles>
    <meta:generator>LibreOffice/7.6.0.3$Linux_X86_64 LibreOffice_project/69edd8b8ebc41d00b4de3915dc82f8f0fc3b6265</meta:generator>
    <meta:document-statistic meta:table-count="0" meta:image-count="0" meta:object-count="0" meta:page-count="3" meta:paragraph-count="11" meta:word-count="1557" meta:character-count="7190" meta:non-whitespace-character-count="2077"/>
  </office:meta>
</office:document-meta>
</file>